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rdware Schicht (COM).</text:h>
      <text:p text:style-name="Standard"/>
      <text:list xml:id="list5234071889231688501" text:style-name="L1">
        <text:list-item>
          <text:p text:style-name="P1">Routinen zur Initialisierung, Senden und Empfangen von Telegrammen über COM.</text:p>
        </text:list-item>
        <text:list-item>
          <text:p text:style-name="P1">Leeren der Schittstelle?</text:p>
        </text:list-item>
      </text:list>
      <text:p text:style-name="Standard"/>
      <text:list xml:id="list34727073" text:continue-numbering="true" text:style-name="L1">
        <text:list-item>
          <text:p text:style-name="P1">Umsetzng der Befehle der IB</text:p>
        </text:list-item>
        <text:list-item>
          <text:p text:style-name="P1">Verwaltung der Signalliste</text:p>
        </text:list-item>
      </text:list>
      <text:p text:style-name="Standard"/>
      <text:h text:style-name="Heading_20_1" text:outline-level="1">Intellibox Schicht</text:h>
      <text:p text:style-name="Standard"/>
      <text:list xml:id="list3372223623814854022" text:style-name="L2">
        <text:list-item>
          <text:p text:style-name="P2">Verwaltung und Ausführung von ausgehenden Befehlen</text:p>
        </text:list-item>
        <text:list-item>
          <text:p text:style-name="P2">Regelmäßige Abfrage der bekannten Objekte (Weichen, Loks ...)</text:p>
        </text:list-item>
        <text:list-item>
          <text:p text:style-name="P2">Bereitstellung von Routinen zur Lieferung der Signaldaten (Status_Weiche() )</text:p>
        </text:list-item>
        <text:list-item>
          <text:p text:style-name="P2">Abarbeitung von Events der Logik Schicht (Lok_Speed setzen) </text:p>
        </text:list-item>
      </text:list>
      <text:p text:style-name="Standard"/>
      <text:p text:style-name="Standard"/>
      <text:h text:style-name="Heading_20_1" text:outline-level="1">Logik Schicht</text:h>
      <text:p text:style-name="Standard"/>
      <text:list xml:id="list8038287801311861936" text:style-name="L3">
        <text:list-item>
          <text:p text:style-name="P3">Sig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6S</meta:editing-duration>
    <meta:editing-cycles>3</meta:editing-cycles>
    <meta:generator>OpenOffice/4.0.1$Win32 OpenOffice.org_project/401m5$Build-9714</meta:generator>
    <dc:date>2016-02-28T14:56:19.30</dc:date>
    <meta:document-statistic meta:table-count="0" meta:image-count="0" meta:object-count="0" meta:page-count="1" meta:paragraph-count="12" meta:word-count="68" meta:character-count="468"/>
    <dc:creator>Dirk </dc:creator>
    <meta:user-defined meta:name="Info 1"/>
    <meta:user-defined meta:name="Info 2"/>
    <meta:user-defined meta:name="Info 3"/>
    <meta:user-defined meta:name="Info 4"/>
  </office:meta>
</office:document-meta>
</file>